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line-height="115%" fo:text-indent="0in" style:auto-text-indent="false" fo:break-before="auto" fo:break-after="auto" style:writing-mode="lr-tb"/>
    </style:style>
    <style:style style:name="P2" style:family="paragraph" style:parent-style-name="Standard">
      <style:paragraph-properties fo:margin-left="0in" fo:margin-right="0in" fo:line-height="115%" fo:text-indent="0in" style:auto-text-indent="false" fo:break-before="auto" fo:break-after="auto" style:writing-mode="lr-tb"/>
      <style:text-properties fo:font-style="italic" style:font-style-asian="italic" style:font-style-complex="italic"/>
    </style:style>
    <style:style style:name="P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4" style:family="paragraph" style:parent-style-name="Standard">
      <style:paragraph-properties fo:margin-left="0in" fo:margin-right="0in" fo:line-height="115%" fo:text-indent="0.5in" style:auto-text-indent="false" fo:break-before="auto" fo:break-after="auto" style:writing-mode="lr-tb"/>
    </style:style>
    <style:style style:name="P5" style:family="paragraph" style:parent-style-name="Standard">
      <style:paragraph-properties fo:margin-left="0.5in" fo:margin-right="0in" fo:line-height="115%" fo:text-indent="0.5in" style:auto-text-indent="false" fo:break-before="auto" fo:break-after="auto" style:writing-mode="lr-tb"/>
    </style:style>
    <style:style style:name="P6" style:family="paragraph" style:parent-style-name="Standard">
      <style:paragraph-properties fo:margin-left="1.5in" fo:margin-right="0in" fo:line-height="115%" fo:text-indent="0in" style:auto-text-indent="false" fo:break-before="auto" fo:break-after="auto" style:writing-mode="lr-tb"/>
    </style:style>
    <style:style style:name="P7" style:family="paragraph" style:parent-style-name="Standard">
      <style:paragraph-properties fo:line-height="115%" fo:break-before="auto" fo:break-after="auto" style:writing-mode="lr-tb"/>
    </style:style>
    <style:style style:name="P8" style:family="paragraph" style:parent-style-name="Standard">
      <style:paragraph-properties fo:margin-left="1in" fo:margin-right="0in" fo:line-height="115%" fo:text-indent="0.5in" style:auto-text-indent="false" fo:break-before="auto" fo:break-after="auto" style:writing-mode="lr-tb"/>
    </style:style>
    <style:style style:name="P9" style:family="paragraph" style:parent-style-name="Standard">
      <style:paragraph-properties fo:margin-left="1.5in" fo:margin-right="0in" fo:line-height="115%" fo:text-indent="0.5in" style:auto-text-indent="false" fo:break-before="auto" fo:break-after="auto" style:writing-mode="lr-tb"/>
    </style:style>
    <style:style style:name="P10" style:family="paragraph" style:parent-style-name="Standard">
      <style:paragraph-properties fo:margin-left="2in" fo:margin-right="0in" fo:line-height="115%" fo:text-indent="0.5in" style:auto-text-indent="false" fo:break-before="auto" fo:break-after="auto" style:writing-mode="lr-tb"/>
    </style:style>
    <style:style style:name="P11" style:family="paragraph" style:parent-style-name="Standard">
      <style:paragraph-properties fo:margin-left="1in" fo:margin-right="0in" fo:line-height="115%" fo:text-indent="0in" style:auto-text-indent="false" fo:break-before="auto" fo:break-after="auto" style:writing-mode="lr-tb"/>
    </style:style>
    <style:style style:name="P12" style:family="paragraph" style:parent-style-name="Standard">
      <style:paragraph-properties fo:margin-left="0in" fo:margin-right="0in" fo:line-height="115%" fo:text-indent="0in" style:auto-text-indent="false" fo:break-before="auto" fo:break-after="auto" style:writing-mode="lr-tb"/>
      <style:text-properties fo:font-weight="bold" style:font-weight-asian="bold" style:font-weight-complex="bold"/>
    </style:style>
    <style:style style:name="P13" style:family="paragraph" style:parent-style-name="Standard">
      <style:paragraph-properties fo:margin-left="0in" fo:margin-right="0in" fo:line-height="115%" fo:text-indent="0in" style:auto-text-indent="false" fo:break-before="auto" fo:break-after="auto" style:writing-mode="lr-tb"/>
    </style:style>
    <style:style style:name="P1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in" fo:margin-right="0in" fo:line-height="115%" fo:text-indent="0in" style:auto-text-indent="false" style:writing-mode="lr-tb"/>
    </style:style>
    <style:style style:name="P16" style:family="paragraph" style:parent-style-name="Standard">
      <style:paragraph-properties fo:margin-left="0in" fo:margin-right="0in" fo:line-height="115%" fo:text-indent="0.5in" style:auto-text-indent="false" style:writing-mode="lr-tb"/>
    </style:style>
    <style:style style:name="P17" style:family="paragraph" style:parent-style-name="Standard">
      <style:paragraph-properties fo:margin-left="0in" fo:margin-right="0in" fo:line-height="115%" fo:text-indent="0.5in" style:auto-text-indent="false" fo:break-before="auto" fo:break-after="auto" style:writing-mode="lr-tb"/>
    </style:style>
    <style:style style:name="P18" style:family="paragraph" style:parent-style-name="Standard" style:master-page-name="Standard">
      <style:paragraph-properties fo:margin-left="0in" fo:margin-right="0in" fo:line-height="115%" fo:text-indent="0.5in" style:auto-text-indent="false" style:page-number="auto" fo:break-before="auto" fo:break-after="auto" style:writing-mode="lr-tb"/>
    </style:style>
    <style:style style:name="P19" style:family="paragraph" style:parent-style-name="Standard">
      <style:paragraph-properties fo:margin-left="0.5in" fo:margin-right="0in" fo:line-height="115%" fo:text-indent="0.5in" style:auto-text-indent="false" style:writing-mode="lr-tb"/>
    </style:style>
    <style:style style:name="P20" style:family="paragraph" style:parent-style-name="Standard">
      <style:paragraph-properties fo:margin-left="0.5in" fo:margin-right="0in" fo:line-height="115%" fo:text-indent="0.5in" style:auto-text-indent="false" fo:break-before="auto" fo:break-after="auto" style:writing-mode="lr-tb"/>
    </style:style>
    <style:style style:name="P21" style:family="paragraph" style:parent-style-name="Standard">
      <style:paragraph-properties fo:margin-left="1in" fo:margin-right="0in" fo:line-height="115%" fo:text-indent="0in" style:auto-text-indent="false" fo:break-before="auto" fo:break-after="auto" style:writing-mode="lr-tb"/>
    </style:style>
    <style:style style:name="P22" style:family="paragraph" style:parent-style-name="Standard">
      <style:paragraph-properties fo:margin-left="1in" fo:margin-right="0in" fo:line-height="115%" fo:text-indent="0in" style:auto-text-indent="false" style:writing-mode="lr-tb"/>
    </style:style>
    <style:style style:name="P23" style:family="paragraph" style:parent-style-name="Standard">
      <style:paragraph-properties fo:margin-left="1.5in" fo:margin-right="0in" fo:line-height="115%" fo:text-indent="0in" style:auto-text-indent="false" fo:break-before="auto" fo:break-after="auto" style:writing-mode="lr-tb"/>
    </style:style>
    <style:style style:name="P24" style:family="paragraph" style:parent-style-name="Standard">
      <style:paragraph-properties fo:margin-left="1in" fo:margin-right="0in" fo:line-height="115%" fo:text-indent="0.5in" style:auto-text-indent="false" style:writing-mode="lr-tb"/>
    </style:style>
    <style:style style:name="P25" style:family="paragraph" style:parent-style-name="Standard">
      <style:paragraph-properties fo:margin-left="1in" fo:margin-right="0in" fo:line-height="115%" fo:text-indent="0.5in" style:auto-text-indent="false" fo:break-before="auto" fo:break-after="auto" style:writing-mode="lr-tb"/>
    </style:style>
    <style:style style:name="P26" style:family="paragraph" style:parent-style-name="Standard">
      <style:paragraph-properties fo:margin-left="2in" fo:margin-right="0in" fo:line-height="115%" fo:text-indent="0.5in" style:auto-text-indent="false" style:writing-mode="lr-tb"/>
    </style:style>
    <style:style style:name="P27" style:family="paragraph" style:parent-style-name="Standard">
      <style:paragraph-properties fo:margin-left="2in" fo:margin-right="0in" fo:line-height="115%" fo:text-indent="0.5in" style:auto-text-indent="false" fo:break-before="auto" fo:break-after="auto" style:writing-mode="lr-tb"/>
    </style:style>
    <style:style style:name="P28" style:family="paragraph" style:parent-style-name="Standard">
      <style:paragraph-properties fo:margin-left="1.5in" fo:margin-right="0in" fo:line-height="115%" fo:text-indent="0.5in" style:auto-text-indent="false" style:writing-mode="lr-tb"/>
    </style:style>
    <style:style style:name="P29" style:family="paragraph" style:parent-style-name="Standard">
      <style:paragraph-properties fo:margin-left="1.5in" fo:margin-right="0in" fo:line-height="115%" fo:text-indent="0.5in" style:auto-text-indent="false" fo:break-before="auto" fo:break-after="auto"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ile I/O refers to the input and output (I/O) from and to files. So far we have been using \Code{cin} to get input from the keyboard and \Code{cout} to output to the screen. Just like output can be sent to the screen, output can be sent to a file. Input can be taken either from a keyboard or from a file. Input and output is handled in the program through objects called streams. This chapter will discuss how to take input from a file and send output to the same file or a different one. </text:p>
      <text:p text:style-name="P16"/>
      <text:p text:style-name="P4">File I/O is useful because files allow a way to store data permanently. With keyboard input and screen output the data is temporary and goes away once the program is finished. When it comes to files, the data is there for us and we do not have to waste our time typing it over and over again. </text:p>
      <text:p text:style-name="P16"/>
      <text:p text:style-name="P1"><text:span text:style-name="T1">\LevelD{I/O Streams}</text:span></text:p>
      <text:p text:style-name="P15"><text:span text:style-name="T1"/></text:p>
      <text:p text:style-name="P1"><text:span text:style-name="T1"><text:tab/></text:span>If the data is flowing into your program it is called the <text:span text:style-name="T1">input stream. </text:span>If the data is flowing out of the program it is called the <text:span text:style-name="T1">output stream. </text:span><text:span text:style-name="T4">W</text:span>e have been using streams already! \Code{cin}, which handles a flow of data from the keyboard, is an input stream and \Code{cout}, which produces a flow of data to the screen, is an output stream. If an input stream flows from a file, then the program can get its input from the file. Similarly, output stream can send data to the screen or to a file. A file can be opened for both reading and writing, in which case it can be accessed by both input and output streams.</text:p>
      <text:p text:style-name="P1"/>
      <text:p text:style-name="P1"><text:span text:style-name="T1">\LevelD{File I/O}</text:span></text:p>
      <text:p text:style-name="P15"><text:span text:style-name="T1"/></text:p>
      <text:p text:style-name="P1"><text:span text:style-name="T1"><text:tab/></text:span>When the program opens a file for input, the program is<text:span text:style-name="T1"> </text:span>reading from the file. When the program opens a file for output, the program is<text:span text:style-name="T1"> </text:span>writing to the file. C++ provides us with the \Code{<text:span text:style-name="T1">ifstream}</text:span>,<text:span text:style-name="T1"> \Code{ofstream}</text:span>, and \Code{<text:span text:style-name="T1">fstream}</text:span> classes for reading from and writing to files. All of these classes are available through the \Code{<text:span text:style-name="T1">fstream}</text:span> library, which means we must \Code{#include} it in our code in order to use them:</text:p>
      <text:p text:style-name="P1"><text:span text:style-name="T1"/></text:p>
      <text:p text:style-name="P15"><text:span text:style-name="T1"><text:tab/><text:tab/>#include &lt;fstream&gt;</text:span></text:p>
      <text:p text:style-name="P15"><text:span text:style-name="T1"/></text:p>
      <text:p text:style-name="P4">The \Code{<text:span text:style-name="T1">ofstream} type (read that as ``\textbf{o}utput \textbf{f}ile \textbf{stream}'') </text:span>is used to write data to files. The \Code{<text:span text:style-name="T1">ifstream} type (``\textbf{i}nput \textbf{f}ile \textbf{stream}'') </text:span>is used to read data from files. Objects of type \Code{fstream} (``<text:span text:style-name="T1">\textbf{f}ile \textbf{stream}'') </text:span><text:span text:style-name="T4">can combine the behavior of \Code{ifstream} and \Code{ofstream} and allow </text:span>us to both read from and write to files.</text:p>
      <text:p text:style-name="P16"/>
      <text:p text:style-name="P4">The <text:span text:style-name="T4">\Code{</text:span>cin} and <text:span text:style-name="T4">\Code{</text:span>cout} objects are already declared for you. However, in order to use <text:span text:style-name="T4">\Code{</text:span>ifstream}, <text:span text:style-name="T4">\Code{</text:span>ofstream} and <text:span text:style-name="T4">\Code{</text:span>fstream} objects, you must declare one like you would any other variable. Thus declaring these objects looks like this:</text:p>
      <text:p text:style-name="P16"/>
      <text:p text:style-name="P4"><text:tab/>ifstream inFile; //Declares a variable of type ifstream named input</text:p>
      <text:p text:style-name="P5">ofstream outFile; //Declares a variable of type ofstream named output</text:p>
      <text:p text:style-name="P19"><text:soft-page-break/></text:p>
      <text:p text:style-name="P4">The variable \Code{<text:span text:style-name="T2">inFile}</text:span> will deal with getting input from a file, while the variable <text:span text:style-name="T4">\Code{</text:span><text:span text:style-name="T2">outFile}</text:span> will deal with outputting data to a file. </text:p>
      <text:p text:style-name="P16"/>
      <text:p text:style-name="P4">Every file on a computer has its own name and a location (or \Keyword{path}) . An example of a text file name is, \Code{<text:span text:style-name="T1">TextFile.txt}</text:span> and its location in the Windows operating system might be \Code{<text:span text:style-name="T1">c:\storage\TextFile.txt}</text:span>. In a UNIX-based operating system, the same file might be in \Code{/home/user1/TextFile.txt}. Regardless of the operating system, we need to know the file's path in order to tell the program where to find the file. </text:p>
      <text:p text:style-name="P1"/>
      <text:p text:style-name="P1"><text:span text:style-name="T1">\LevelD{Opening and closing a File}</text:span></text:p>
      <text:p text:style-name="P15"><text:span text:style-name="T1"/></text:p>
      <text:p text:style-name="P1"><text:span text:style-name="T1"><text:tab/></text:span>Before we can even start reading from and writing to a file we must open it. In order to open a file you must first make an object of type <text:span text:style-name="T2">ifstream and ofstream </text:span>just like we did earlier. We named the input stream object <text:span text:style-name="T2">inFile</text:span> and output stream object <text:span text:style-name="T2">outFile</text:span>. We open a file using a member function named \Code{open}. The <text:span text:style-name="T2">ofstream</text:span> object will create a file for you if the file you're opening for output does not exist. Otherwise, if the file already exists, the open function will erase all the data in the file by default. The following example demonstrates how to open files for both input and output:</text:p>
      <text:p text:style-name="P1"/>
      <text:p text:style-name="P1"><text:tab/><text:tab/>#include &lt;iostream&gt; //For cin and cout </text:p>
      <text:p text:style-name="P1"><text:tab/><text:tab/>#include &lt;fstream&gt; // For file I/O such as ifstream and ofstream</text:p>
      <text:p text:style-name="P1"><text:tab/><text:tab/></text:p>
      <text:p text:style-name="P5">using namespace std;</text:p>
      <text:p text:style-name="P1"><text:tab/><text:tab/></text:p>
      <text:p text:style-name="P1"><text:tab/><text:tab/>int main ()</text:p>
      <text:p text:style-name="P1"><text:tab/><text:tab/> <text:s/>{</text:p>
      <text:p text:style-name="P1"><text:tab/><text:tab/><text:tab/>ifstream inFile; //Declares a variable of type ifstream called inFile</text:p>
      <text:p text:style-name="P6">ofstream outFile; //Declares a variable of type ofstream called outFile</text:p>
      <text:p text:style-name="P6"/>
      <text:p text:style-name="P6">inFile.open(“TextFile.txt”); //Opens text file for input</text:p>
      <text:p text:style-name="P6">outFile.open(“OutputTextFile.txt”); /Creates text file for output</text:p>
      <text:p text:style-name="P6"/>
      <text:p text:style-name="P6">return 0;</text:p>
      <text:p text:style-name="P1"><text:tab/><text:tab/>}</text:p>
      <text:p text:style-name="P15"/>
      <text:p text:style-name="P1">Once you are done with the file, it is good practice to close it. Closing the file disconnects it from the program and does not allow the program to continue to read from or write to the file. If the program ends normally or crashes, the files will be automatically closed. Closing files is even more simple than opening them. All you need to do is use the \Code{close} function with empty parentheses. For example to close both \Code{<text:span text:style-name="T2">inFile}</text:span> and \Code{<text:span text:style-name="T2">outFile}</text:span>:</text:p>
      <text:p text:style-name="P1"><text:tab/><text:tab/></text:p>
      <text:p text:style-name="P5">inFile.close();</text:p>
      <text:p text:style-name="P1"><text:tab/><text:tab/>outFile.close();</text:p>
      <text:p text:style-name="P1"><text:soft-page-break/></text:p>
      <text:p text:style-name="P1">Once you are done with the final it is good practice to close the file. Closing the file disconnects the file from the programming not allowing the program to read from or write to the file. If the program terminates or ends normally the program will automatically close the files for you. <text:s/>It is important to remember that the function close does not require any thing in the parentheses..</text:p>
      <text:p text:style-name="P1"/>
      <text:p text:style-name="P1"><text:tab/></text:p>
      <text:p text:style-name="P1"><text:span text:style-name="T1">\LevelD{Reading from a File}</text:span></text:p>
      <text:p text:style-name="P15"><text:span text:style-name="T1"/></text:p>
      <text:p text:style-name="P4">We use the \Code{<text:span text:style-name="T2">ifstream}</text:span> class to read data from a file. Instead of having a user input data from the keyboard, we now input the data from a file. As you recall from earlier in the book, we used \Code{cin} with \Code{<text:span text:style-name="T1">&gt;&gt;}, the \Keyword{extraction operator}. </text:span>This is the operator we use when we would like get input from something and it is also used for \Code{<text:span text:style-name="T2">ifstream} </text:span><text:span text:style-name="T5">objects</text:span><text:span text:style-name="T2">.</text:span> Once we have declared our variable of type <text:span text:style-name="T2">ifstream </text:span>and opened a file, we can use it to input data. Using this is very similar to \Code{cin} except we replace \Code{cin} with the name of our variable For example:</text:p>
      <text:p text:style-name="P4"/>
      <text:p text:style-name="P5">#include &lt;iostream&gt; </text:p>
      <text:p text:style-name="P7"><text:tab/><text:tab/>#include &lt;fstream&gt;</text:p>
      <text:p text:style-name="P7"><text:tab/><text:tab/></text:p>
      <text:p text:style-name="P5">using namespace std;</text:p>
      <text:p text:style-name="P5">int main ()</text:p>
      <text:p text:style-name="P7"><text:tab/><text:tab/> <text:s/>{</text:p>
      <text:p text:style-name="P7"><text:tab/><text:tab/><text:tab/>int number=5;</text:p>
      <text:p text:style-name="P8">ifstream inFile;</text:p>
      <text:p text:style-name="P8"/>
      <text:p text:style-name="P8">inFile.open(“TextFile.txt”);</text:p>
      <text:p text:style-name="P8"/>
      <text:p text:style-name="P8">inFile &gt;&gt; number; // The value 5 in number is overwritten by the</text:p>
      <text:p text:style-name="P24"><text:tab/><text:tab/>// integer stored in the file</text:p>
      <text:p text:style-name="P6"/>
      <text:p text:style-name="P6">return 0;</text:p>
      <text:p text:style-name="P7"><text:tab/><text:tab/>}</text:p>
      <text:p text:style-name="P1"/>
      <text:p text:style-name="P1">This will read in one integer from the file and store it into the variable \Code{<text:span text:style-name="T2">number}</text:span>. You can input all different types of data including characters, \Code{double}s, and \Code{float}s. Overall, \Code{ifstream} objects are very similar to \Code{cin}---you just have to declare one and remember to use the variable name instead of \Code{cin}.</text:p>
      <text:p text:style-name="P1"/>
      <text:p text:style-name="P1"><text:span text:style-name="T1">\LevelD{Writing data to a File}</text:span></text:p>
      <text:p text:style-name="P15"><text:span text:style-name="T1"/></text:p>
      <text:p text:style-name="P4"><text:span text:style-name="T1"><text:tab/></text:span>We use the \Code{<text:span text:style-name="T2">ofstream} </text:span>class to output data to files. \Code{cout} outputs data to our screen whereas \Code{<text:span text:style-name="T2">ofstream}</text:span> stores data in files. Just like \Code{cout}, \Code{ofstream} objects use \Code{<text:span text:style-name="T1">&lt;&lt;}, the \Keyword{insertion operator}. </text:span>Using this is very <text:soft-page-break/>similar to \Code{cout} except we replace the \Code{cout} with the name of our variable. For example:</text:p>
      <text:p text:style-name="P2"/>
      <text:p text:style-name="P5">#include &lt;iostream&gt; </text:p>
      <text:p text:style-name="P7"><text:tab/><text:tab/>#include &lt;fstream&gt;</text:p>
      <text:p text:style-name="P7"><text:tab/><text:tab/></text:p>
      <text:p text:style-name="P5">using namespace std;</text:p>
      <text:p text:style-name="P5">int main ()</text:p>
      <text:p text:style-name="P7"><text:tab/><text:tab/> <text:s/>{</text:p>
      <text:p text:style-name="P7"><text:tab/><text:tab/><text:tab/></text:p>
      <text:p text:style-name="P8">char Letter = ‘A’</text:p>
      <text:p text:style-name="P8">ofstream outFile;</text:p>
      <text:p text:style-name="P8"/>
      <text:p text:style-name="P8">outFile.open(“OutputTextFile.txt”);</text:p>
      <text:p text:style-name="P8"/>
      <text:p text:style-name="P8">outFile &lt;&lt; Letter; // Puts the letter 'A' into the file</text:p>
      <text:p text:style-name="P6"/>
      <text:p text:style-name="P6">return 0;</text:p>
      <text:p text:style-name="P7"><text:tab/><text:tab/>}</text:p>
      <text:p text:style-name="P7"/>
      <text:p text:style-name="P7">This example would write the letter \Code{'A'} to the text file we created named \Code{OutputTextFile.txt}. You can also create numeric variables and output them to the file just like:</text:p>
      <text:p text:style-name="P7"><text:tab/><text:tab/><text:tab/></text:p>
      <text:p text:style-name="P8">int num = 10;</text:p>
      <text:p text:style-name="P8">outFile &lt;&lt; num &lt;&lt; endl;</text:p>
      <text:p text:style-name="P24"/>
      <text:p text:style-name="P1">This example would output the number 10 and create a new line in the text file we created. Just like \Code{cout} outputs to the screen, \Code{<text:span text:style-name="T2">ofstream}</text:span> outputs to a file. </text:p>
      <text:p text:style-name="P1"/>
      <text:p text:style-name="P1"><text:span text:style-name="T1">\LevelD{Introduction to Classes and Objects}</text:span></text:p>
      <text:p text:style-name="P12"><text:tab/></text:p>
      <text:p text:style-name="P4">We will go into more detail about classes and objects in Chapter \ref{chap_classes} but it is necessary to go over it briefly in this section. Both \Code{cin} and \Code{cout} are objects. An \Keyword{<text:span text:style-name="T1">object} </text:span>is a variable that has functions built in and may have multiple pieces of data associated with it. \Code{<text:span text:style-name="T2">ifstream} and \Code{ofstream} </text:span>are object types that define which operations may be performed on and which data are stored in the objects. For example, the function \Code{<text:span text:style-name="T2">open()} (along with \Code{close()} and many others) </text:span>is considered a \Keyword{<text:span text:style-name="T1">member function} of \Code{ifstream} and \Code{ofstream}</text:span>, which means it is a function that is associated with object of those two types. Getting a little more into detail, these object types are defined as part of a \Keyword{class}. A <text:span text:style-name="T1">class </text:span>is a blueprint for complex data types. We already know data types such as integers, \Code{double}s, and \Code{char}s, but using classes, you will be able to design your own data type.</text:p>
      <text:p text:style-name="P16"/>
      <text:p text:style-name="P4"><text:soft-page-break/>When calling the functions \Code{<text:span text:style-name="T2">open} </text:span>or \Code{<text:span text:style-name="T2">close}, </text:span>you will notice we use a period between the object name and the function. We call this the \Keyword{<text:span text:style-name="T1">dot operator} </text:span>and it is used to reference member functions and member variables of a class. </text:p>
      <text:p text:style-name="P1"/>
      <text:p text:style-name="P1"><text:span text:style-name="T1">\LevelD{Other functions}</text:span></text:p>
      <text:p text:style-name="P15"><text:span text:style-name="T1"/></text:p>
      <text:p text:style-name="P1"><text:tab/>The \Code{&lt;fstream&gt;} library comes with many functions to help test to see if things are working. One example is the \Code{<text:span text:style-name="T1">fail()} function. </text:span>We use this function to determine whether the file was opened successfully or not. We usually use if statements with the function so that if the file does not open correctly we can warn the user. For example:</text:p>
      <text:p text:style-name="P9"/>
      <text:p text:style-name="P9">inFile.open(“TextFile.txt”);</text:p>
      <text:p text:style-name="P10">if (inFile.fail( ) )</text:p>
      <text:p text:style-name="P10">{ </text:p>
      <text:p text:style-name="P10"><text:tab/>cout &lt;&lt; “Failed to open!”;</text:p>
      <text:p text:style-name="P10">}</text:p>
      <text:p text:style-name="P26"/>
      <text:p text:style-name="P1">This will warn the user if the file did not open correctly. If the file did open correctly the program would continue without printing the error message.</text:p>
      <text:p text:style-name="P15"/>
      <text:p text:style-name="P1"><text:tab/>The next function is the \Code{<text:span text:style-name="T1">eof()} “\textbf{e}nd \textbf{o}f \textbf{f}ile” function</text:span>. This function tests to see if the file has reached the end of the file. This function is very useful in order to know when to stop reading from the file when you reach the end. For example:</text:p>
      <text:p text:style-name="P1"><text:tab/><text:tab/></text:p>
      <text:p text:style-name="P9">int number;</text:p>
      <text:p text:style-name="P9">inFile.open(“Text.txt”);</text:p>
      <text:p text:style-name="P9"><text:tab/>while (! inFile.eof() )</text:p>
      <text:p text:style-name="P9"><text:tab/> {</text:p>
      <text:p text:style-name="P9"><text:tab/><text:tab/>inFile &gt;&gt; number</text:p>
      <text:p text:style-name="P9"><text:tab/> }</text:p>
      <text:p text:style-name="P28"/>
      <text:p text:style-name="P1">This example shows how the \Code{<text:span text:style-name="T2">eof()} function </text:span>can be used in a \Code{while} loop. The while loop will read integers from the file until the program reaches the end of the file. This is useful for gathering all the data from one file. </text:p>
      <text:p text:style-name="P15"/>
      <text:p text:style-name="P1"><text:tab/>The \Code{get()} and \Code{put()}<text:span text:style-name="T1"> </text:span>functions are used to read and write single characters, respectively. The function \Code{<text:span text:style-name="T1">get()} </text:span>allows the program to read in a single character into a variable of type \Code{char}. When we use the \Code{&gt;&gt;} operator, spaces, tabs and newlines around data are skipped automatically. However with \Code{<text:span text:style-name="T2">get()} </text:span>nothing is done automatically, so the whitespace characters can be extracted, too. The member function \Code{<text:span text:style-name="T2">get()} </text:span>takes one argument in parentheses that must be a \Code{char} variable. For example:</text:p>
      <text:p text:style-name="P15"/>
      <text:p text:style-name="P5">char Character;</text:p>
      <text:p text:style-name="P5"><text:soft-page-break/>cin.get(Character);</text:p>
      <text:p text:style-name="P8">//or</text:p>
      <text:p text:style-name="P11">ifstream inFile;</text:p>
      <text:p text:style-name="P11">inFile.get(Character);</text:p>
      <text:p text:style-name="P22"/>
      <text:p text:style-name="P1">This will read in the next character typed on the keyboard or from the file. Even if the next character is a space, tab, or newline, it will store the appropriate character in the variable. </text:p>
      <text:p text:style-name="P1"/>
      <text:p text:style-name="P1">The \Code{<text:span text:style-name="T2">put()} </text:span>function is used to output one character. This function takes one argument of type \Code{char} in the parentheses. For example:</text:p>
      <text:p text:style-name="P15"/>
      <text:p text:style-name="P5">char Character;</text:p>
      <text:p text:style-name="P5">cout.put(Character);</text:p>
      <text:p text:style-name="P8">// or</text:p>
      <text:p text:style-name="P11">ofstream outFile;</text:p>
      <text:p text:style-name="P11">outFile.put(Character);</text:p>
      <text:p text:style-name="P1"><text:s text:c="2"/></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11</meta:editing-cycles>
    <dc:date>2013-07-30T21:20:45.14</dc:date>
    <meta:editing-duration>PT23H45M57S</meta:editing-duration>
    <meta:document-statistic meta:table-count="0" meta:image-count="0" meta:object-count="0" meta:page-count="6" meta:paragraph-count="105" meta:word-count="1794" meta:character-count="10952"/>
  </office:meta>
</office:document-meta>
</file>